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20525520" text:id="ct1205255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0467015035148390" text:style-name="L1">
        <text:list-item>
          <text:p text:style-name="P26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79</dc:date><text:p text:style-name="P35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79</dc:date><text:p text:style-name="P35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88</dc:date><text:p text:style-name="P35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36</dc:date><text:p text:style-name="P35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37</dc:date><text:p text:style-name="P35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45</dc:date><text:p text:style-name="P35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7</text:p>
            <text:p text:style-name="P15">ז <text:s/>יֹסֵר, לֵץ--לֹקֵחַ לוֹ קָלוֹן; <text:s text:c="3"/>וּמוֹכִיחַ לְרָשָׁע <text:soft-page-break/>מוּמ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><text:soft-page-break/></text:p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20525520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<text:soft-page-break/>--------------------------------------- [STEPS : closing] 20191009_161940</text:p>
      <text:list xml:id="list7367724344988740510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1T09:12:36.90</dc:date>
    <dc:creator>iwabuchi ken</dc:creator>
    <meta:editing-duration>P6DT1H36M37S</meta:editing-duration>
    <meta:editing-cycles>414</meta:editing-cycles>
    <meta:generator>OpenOffice/4.1.3$Win32 OpenOffice.org_project/413m1$Build-9783</meta:generator>
    <meta:document-statistic meta:table-count="9" meta:image-count="0" meta:object-count="0" meta:page-count="45" meta:paragraph-count="1136" meta:word-count="6350" meta:character-count="31445"/>
  </office:meta>
</office:document-meta>
</file>